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1.656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13.064cm" svg:y="9.096cm">
          <text:p text:style-name="P1"><text:span text:style-name="T1">SAT 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048cm" svg:x="6.497cm" svg:y="14.462cm">
          <text:p text:style-name="P1"><text:span text:style-name="T1">Letter (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27cm" svg:y1="7.35cm" svg:x2="7.032cm" svg:y2="9.472cm">
          <text:p/>
        </draw:line>
        <draw:line draw:style-name="gr3" draw:text-style-name="P2" draw:layer="layout" svg:x1="10.325cm" svg:y1="7.467cm" svg:x2="8.62cm" svg:y2="9.255cm">
          <text:p/>
        </draw:line>
        <draw:line draw:style-name="gr4" draw:text-style-name="P2" draw:layer="layout" svg:x1="10.842cm" svg:y1="7.35cm" svg:x2="14.017cm" svg:y2="9.255cm">
          <text:p/>
        </draw:line>
        <draw:custom-shape draw:style-name="gr1" draw:text-style-name="P1" draw:layer="layout" svg:width="3.048cm" svg:height="3.048cm" svg:x="8.937cm" svg:y="4.492cm">
          <text:p text:style-name="P1"><text:span text:style-name="T1">Intel (I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985cm" svg:y1="11.377cm" svg:x2="7.985cm" svg:y2="14.552cm">
          <text:p/>
        </draw:line>
        <draw:custom-shape draw:style-name="gr1" draw:text-style-name="P1" draw:layer="layout" svg:width="3.048cm" svg:height="3.048cm" svg:x="3.54cm" svg:y="4.492cm">
          <text:p text:style-name="P1"><text:span text:style-name="T1">Diff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048cm" svg:x="6.524cm" svg:y="9.096cm">
          <text:p text:style-name="P1"><text:span text:style-name="T1">Grade 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2T16:54:22.007883692</meta:creation-date>
    <dc:date>2023-08-23T08:32:58.794547503</dc:date>
    <meta:editing-duration>PT9M17S</meta:editing-duration>
    <meta:editing-cycles>3</meta:editing-cycles>
    <meta:generator>LibreOffice/7.3.7.2$Linux_X86_64 LibreOffice_project/30$Build-2</meta:generator>
    <meta:document-statistic meta:object-count="9"/>
  </office:meta>
</office:document-meta>
</file>